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c55a" officeooo:paragraph-rsid="0005c55a"/>
    </style:style>
    <style:style style:name="P2" style:family="paragraph" style:parent-style-name="Standard">
      <style:text-properties officeooo:paragraph-rsid="0005c55a"/>
    </style:style>
    <style:style style:name="P3" style:family="paragraph" style:parent-style-name="Standard">
      <style:text-properties officeooo:rsid="00094349" officeooo:paragraph-rsid="00094349"/>
    </style:style>
    <style:style style:name="P4" style:family="paragraph" style:parent-style-name="Standard">
      <style:text-properties officeooo:rsid="000b1301" officeooo:paragraph-rsid="000b1301"/>
    </style:style>
    <style:style style:name="P5" style:family="paragraph" style:parent-style-name="Standard">
      <style:text-properties officeooo:rsid="000be03e" officeooo:paragraph-rsid="000be03e"/>
    </style:style>
    <style:style style:name="P6" style:family="paragraph" style:parent-style-name="Standard">
      <style:paragraph-properties style:line-height-at-least="0.503cm"/>
      <style:text-properties fo:color="#d4d4d4" style:font-name="Droid Sans Mono" fo:font-size="10.5pt" fo:font-weight="normal" fo:background-color="#1e1e1e"/>
    </style:style>
    <style:style style:name="P7" style:family="paragraph" style:parent-style-name="Standard">
      <style:text-properties fo:color="#d4d4d4" style:font-name="Droid Sans Mono" fo:font-size="10.5pt" fo:font-weight="normal" officeooo:rsid="000be03e" officeooo:paragraph-rsid="000be03e" fo:background-color="#1e1e1e"/>
    </style:style>
    <style:style style:name="P8" style:family="paragraph" style:parent-style-name="Standard">
      <style:text-properties fo:color="#d4d4d4" style:font-name="Droid Sans Mono" fo:font-size="10.5pt" fo:font-weight="normal" officeooo:rsid="000f9e6c" officeooo:paragraph-rsid="000f9e6c" fo:background-color="#1e1e1e"/>
    </style:style>
    <style:style style:name="P9" style:family="paragraph" style:parent-style-name="Standard">
      <style:text-properties fo:color="#d4d4d4" style:font-name="Droid Sans Mono" fo:font-size="10.5pt" fo:font-weight="normal" officeooo:rsid="001417e2" officeooo:paragraph-rsid="001417e2" fo:background-color="#1e1e1e"/>
    </style:style>
    <style:style style:name="P10" style:family="paragraph" style:parent-style-name="Standard">
      <style:text-properties officeooo:rsid="000ced9d" officeooo:paragraph-rsid="000ced9d"/>
    </style:style>
    <style:style style:name="P11" style:family="paragraph" style:parent-style-name="Standard">
      <style:text-properties officeooo:rsid="000ced9d" officeooo:paragraph-rsid="000cf955"/>
    </style:style>
    <style:style style:name="P12" style:family="paragraph" style:parent-style-name="Standard">
      <style:text-properties officeooo:rsid="000de525" officeooo:paragraph-rsid="000de525"/>
    </style:style>
    <style:style style:name="P13" style:family="paragraph" style:parent-style-name="Standard">
      <style:text-properties officeooo:rsid="000ebb58" officeooo:paragraph-rsid="000ebb58"/>
    </style:style>
    <style:style style:name="P14" style:family="paragraph" style:parent-style-name="Standard">
      <style:text-properties officeooo:rsid="000f9e6c" officeooo:paragraph-rsid="000f9e6c"/>
    </style:style>
    <style:style style:name="P15" style:family="paragraph" style:parent-style-name="Standard">
      <style:text-properties officeooo:rsid="00112d19" officeooo:paragraph-rsid="00112d19"/>
    </style:style>
    <style:style style:name="P16" style:family="paragraph" style:parent-style-name="Standard">
      <style:text-properties officeooo:rsid="0011a1ac" officeooo:paragraph-rsid="0011a1ac"/>
    </style:style>
    <style:style style:name="P17" style:family="paragraph" style:parent-style-name="Standard">
      <style:text-properties officeooo:rsid="0012ed6f" officeooo:paragraph-rsid="0012ed6f"/>
    </style:style>
    <style:style style:name="P18" style:family="paragraph" style:parent-style-name="Standard">
      <style:text-properties officeooo:rsid="001417e2" officeooo:paragraph-rsid="001417e2"/>
    </style:style>
    <style:style style:name="P19" style:family="paragraph" style:parent-style-name="Standard">
      <style:paragraph-properties style:line-height-at-least="0.503cm"/>
    </style:style>
    <style:style style:name="P20" style:family="paragraph" style:parent-style-name="Standard">
      <style:text-properties officeooo:rsid="00153e20" officeooo:paragraph-rsid="00153e20"/>
    </style:style>
    <style:style style:name="P21" style:family="paragraph" style:parent-style-name="Standard">
      <style:text-properties officeooo:rsid="0015f966" officeooo:paragraph-rsid="0015f966"/>
    </style:style>
    <style:style style:name="P22" style:family="paragraph" style:parent-style-name="Standard">
      <style:text-properties officeooo:rsid="00169278" officeooo:paragraph-rsid="00169278"/>
    </style:style>
    <style:style style:name="P23" style:family="paragraph" style:parent-style-name="Standard">
      <style:text-properties officeooo:rsid="0018039f" officeooo:paragraph-rsid="0018039f"/>
    </style:style>
    <style:style style:name="P24" style:family="paragraph" style:parent-style-name="Standard">
      <style:text-properties officeooo:rsid="0019b2ef" officeooo:paragraph-rsid="0019b2ef"/>
    </style:style>
    <style:style style:name="T1" style:family="text">
      <style:text-properties officeooo:rsid="0005c55a"/>
    </style:style>
    <style:style style:name="T2" style:family="text">
      <style:text-properties officeooo:rsid="000b1301"/>
    </style:style>
    <style:style style:name="T3" style:family="text">
      <style:text-properties fo:color="#569cd6"/>
    </style:style>
    <style:style style:name="T4" style:family="text">
      <style:text-properties fo:color="#9cdcfe"/>
    </style:style>
    <style:style style:name="T5" style:family="text">
      <style:text-properties fo:color="#dcdcaa"/>
    </style:style>
    <style:style style:name="T6" style:family="text">
      <style:text-properties fo:color="#ce9178"/>
    </style:style>
    <style:style style:name="T7" style:family="text">
      <style:text-properties officeooo:rsid="000cf955"/>
    </style:style>
    <style:style style:name="T8" style:family="text">
      <style:text-properties fo:color="#b5cea8"/>
    </style:style>
    <style:style style:name="T9" style:family="text">
      <style:text-properties officeooo:rsid="0011a1ac"/>
    </style:style>
    <style:style style:name="T10" style:family="text">
      <style:text-properties officeooo:rsid="0012ed6f"/>
    </style:style>
    <style:style style:name="T11" style:family="text">
      <style:text-properties fo:color="#4ec9b0"/>
    </style:style>
    <style:style style:name="T12" style:family="text">
      <style:text-properties officeooo:rsid="00169278"/>
    </style:style>
    <style:style style:name="T13" style:family="text">
      <style:text-properties officeooo:rsid="001803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environment variables:</text:p>
      <text:p text:style-name="P1">variables that holds different values for dev and production environment. These variables saved in the server itself. Not within our application. </text:p>
      <text:p text:style-name="P1"/>
      <text:p text:style-name="P2"><text:span text:style-name="T1">.env is the application that we use to store environment variables. </text:span>Dotenv is a zero-dependency module that loads environment variables from a <text:span text:style-name="Source_20_Text">.env</text:span> file into <text:a xlink:type="simple" xlink:href="https://nodejs.org/docs/latest/api/process.html#process_process_env" text:style-name="Internet_20_link" text:visited-style-name="Visited_20_Internet_20_Link"><text:span text:style-name="Source_20_Text">process.env</text:span></text:a>. <text:span text:style-name="T1">So we can mimick the process of setting environment variables like on a production variables in our development environment by saving them to a dotenv file. You should never push this file up with you code. It holds api keys, passwords, and other stuffs. They will have a file that does get puch to git but they call it .env.example and it will have example what suppose to be in the file. And you can change it to be your real .env file. </text:span></text:p>
      <text:p text:style-name="P2"/>
      <text:p text:style-name="P3">We can access environment variable with node by doing process.env and name of environment variable. <text:span text:style-name="T2">Process.env is part of Node. .env is the property always available inside of node. </text:span></text:p>
      <text:p text:style-name="P3"/>
      <text:p text:style-name="P4">Mongod to run mongo database. </text:p>
      <text:p text:style-name="P4"/>
      <text:p text:style-name="P5">What kind of information can we save in a session? </text:p>
      <text:p text:style-name="P5">In Session we store the information that we think is little sensitive to the browser. It is easier to track information in session in comparion to Cookies and LocalStorage. Cookies and LocalStorage are domain specific where as Session is not. Cookies and localstorage have size limits. People can access info from cross Domain. In such scenario session becomes useful. </text:p>
      <text:p text:style-name="P5"/>
      <text:p text:style-name="P5">The way we can do session in express is by using a module called express session. Do you think it will be dev or production? This creates a session middleware with given option. </text:p>
      <text:p text:style-name="P5"/>
      <text:p text:style-name="P5">Bring that into your application by doing require in app.js</text:p>
      <text:p text:style-name="P5"/>
      <text:p text:style-name="P7"><text:span text:style-name="T3">const</text:span> <text:span text:style-name="T4">expressSession</text:span> = <text:span text:style-name="T5">require</text:span>(<text:span text:style-name="T6">"express-session"</text:span>);</text:p>
      <text:p text:style-name="P5"/>
      <text:p text:style-name="P11">expressionSession takes Object full of options. One of such options is Secret. It use the Secret to encrypt the cookie. It uses the secret to encrypt the cookie. Express session saves the cookie inside of your browser with the session id and encrypt it session id, when server receives that cokkie it decrypt it and takes the session id and find use the session for the session. Secret is used to encrypt and decrypt that cookie on our browser. It that is secret then we want to put it in .env file</text:p>
      <text:p text:style-name="P11"/>
      <text:p text:style-name="P11"><text:span text:style-name="T7">resave:false</text:span></text:p>
      <text:p text:style-name="P11"/>
      <text:p text:style-name="P12">saveUnitialise: ture</text:p>
      <text:p text:style-name="P12">if there is unitialise session it wants us to create one, if there is not one already </text:p>
      <text:p text:style-name="P11"/>
      <text:p text:style-name="P11"><text:span text:style-name="T7">it tries to resave the session everytime we access, we dont want that. We want to resave the session only when it is updated</text:span></text:p>
      <text:p text:style-name="P11"/>
      <text:p text:style-name="P11"><text:span text:style-name="T7">we initialise the session as soon as it come on to our application</text:span></text:p>
      <text:p text:style-name="P11"/>
      <text:p text:style-name="P11"><text:span text:style-name="T7">we change the behavious of the cookie that is stored in our browser. </text:span></text:p>
      <text:p text:style-name="P11"><text:span text:style-name="T7">We save cookie to expire on 60000 ms.</text:span></text:p>
      <text:p text:style-name="P11"/>
      <text:p text:style-name="P11"><text:span text:style-name="T7">Session are not suppose to be persistent data stores. We dont want to save anything imp that gonna persis for ever. WE put such info in database. </text:span></text:p>
      <text:p text:style-name="P11"/>
      <text:p text:style-name="P11"><text:soft-page-break/></text:p>
      <text:p text:style-name="P11"/>
      <text:p text:style-name="P11"><text:span text:style-name="T7">Let us now increament the session each time the user views our page. Everytime users goes to the specific page the session gets incremented. </text:span></text:p>
      <text:p text:style-name="P11"/>
      <text:p text:style-name="P11"><text:span text:style-name="T7">So set up a controller. </text:span><text:s/></text:p>
      <text:p text:style-name="P10"/>
      <text:p text:style-name="P12">And move welcome message to the conroller. </text:p>
      <text:p text:style-name="P12"/>
      <text:p text:style-name="P13">Now we put some logic in the controller to increase the counter. </text:p>
      <text:p text:style-name="P13"/>
      <text:p text:style-name="P13">Req.session is our session object we can set whatever property we want. </text:p>
      <text:p text:style-name="P13"/>
      <text:p text:style-name="P13">Req.session.view</text:p>
      <text:p text:style-name="P13">req and view you can name it anything. </text:p>
      <text:p text:style-name="P13"/>
      <text:p text:style-name="P14">Sesson are <text:s/>domain specific so if you open a new tab then you get the same value. Session gets tracked for the domain in the browsers. </text:p>
      <text:p text:style-name="P14"/>
      <text:p text:style-name="P14">If we go to applicatin &gt; cookies we see connect.sid which is encrypted session id which is being sent to our server and decrypting it with secrect and accessing it in the memory. If you restart the server then you lose what is there in the memory. </text:p>
      <text:p text:style-name="P14"/>
      <text:p text:style-name="P14">Session in the server is saving the information </text:p>
      <text:p text:style-name="P14"/>
      <text:p text:style-name="P14"/>
      <text:p text:style-name="P8"><text:span text:style-name="T4">app</text:span>.<text:span text:style-name="T5">use</text:span>(<text:span text:style-name="T5">expressSession</text:span>({</text:p>
      <text:p text:style-name="P6"><text:span text:style-name="T4">secret:</text:span> <text:span text:style-name="T4">process</text:span>.<text:span text:style-name="T4">env</text:span>.<text:span text:style-name="T4">SESSION_SECRET</text:span>,</text:p>
      <text:p text:style-name="P6"><text:span text:style-name="T4">resave:</text:span> <text:span text:style-name="T3">false</text:span>,</text:p>
      <text:p text:style-name="P6"><text:span text:style-name="T4">saveUninitialized:</text:span> <text:span text:style-name="T3">true</text:span>,</text:p>
      <text:p text:style-name="P6"><text:span text:style-name="T4">cookie:</text:span> {</text:p>
      <text:p text:style-name="P6"><text:span text:style-name="T4">expires:</text:span> <text:span text:style-name="T8">600000</text:span></text:p>
      <text:p text:style-name="P6">}</text:p>
      <text:p text:style-name="P6">}));</text:p>
      <text:p text:style-name="P14"/>
      <text:p text:style-name="P14"/>
      <text:p text:style-name="P15">this is generating a box by the server or a space in the RAM. session_secret is the key that is used to <text:s/>decrype (unlock or lock ) the session id. Sessin id is generated by the server. <text:span text:style-name="T9">Session id says which box to look into. And session_secret is the key to read the session id. </text:span></text:p>
      <text:p text:style-name="P15"/>
      <text:p text:style-name="P16">Req.session is an object (an space in memory) and we wrote view as its property. <text:span text:style-name="T10">You dont save anything important inside your cookie or localstorage. You save it in your database. </text:span></text:p>
      <text:p text:style-name="P16"/>
      <text:p text:style-name="P17">Session will be cleared whenever we restart the server. We cant save persistent data in the session. We have to save it in the database. </text:p>
      <text:p text:style-name="P17"/>
      <text:p text:style-name="P18">Now lets create a schema to start saving in dtabase. </text:p>
      <text:p text:style-name="P18"/>
      <text:p text:style-name="P9"><text:span text:style-name="T3">const</text:span> <text:span text:style-name="T4">mongoose</text:span> = <text:span text:style-name="T5">require</text:span>(<text:span text:style-name="T6">"mongoose"</text:span>);</text:p>
      <text:p text:style-name="P6"><text:span text:style-name="T3">const</text:span> <text:span text:style-name="T4">Schema</text:span> = <text:span text:style-name="T4">mongoose</text:span>.<text:span text:style-name="T4">Schema</text:span>;</text:p>
      <text:p text:style-name="P19"/>
      <text:p text:style-name="P6"><text:span text:style-name="T3">const</text:span> <text:span text:style-name="T4">UserSchema</text:span> = <text:span text:style-name="T3">new</text:span> <text:span text:style-name="T11">Schema</text:span>({</text:p>
      <text:p text:style-name="P6"><text:soft-page-break/><text:span text:style-name="T4">email:</text:span> {</text:p>
      <text:p text:style-name="P6"><text:span text:style-name="T4">type:</text:span> <text:span text:style-name="T11">String</text:span>,</text:p>
      <text:p text:style-name="P6"><text:span text:style-name="T4">required:</text:span> <text:span text:style-name="T3">true</text:span>,</text:p>
      <text:p text:style-name="P6"><text:span text:style-name="T4">unique:</text:span> <text:span text:style-name="T3">true</text:span></text:p>
      <text:p text:style-name="P6">},</text:p>
      <text:p text:style-name="P6"><text:span text:style-name="T4">password:</text:span> {</text:p>
      <text:p text:style-name="P6"><text:span text:style-name="T4">type:</text:span> <text:span text:style-name="T11">String</text:span>,</text:p>
      <text:p text:style-name="P6"><text:span text:style-name="T4">required:</text:span> <text:span text:style-name="T3">true</text:span></text:p>
      <text:p text:style-name="P19"/>
      <text:p text:style-name="P6">}</text:p>
      <text:p text:style-name="P6">});</text:p>
      <text:p text:style-name="P19"/>
      <text:p text:style-name="P6"><text:span text:style-name="T11">module</text:span>.<text:span text:style-name="T11">exports</text:span>=<text:span text:style-name="T4">UserSchema</text:span>;</text:p>
      <text:p text:style-name="P18"/>
      <text:p text:style-name="P20">now update the routes to include the route to register page so that we can save data in the database by getting email and password from the register page when user creates an account. </text:p>
      <text:p text:style-name="P20"/>
      <text:p text:style-name="P20">Let us create a separate controller AuthenticationController. And create login</text:p>
      <text:p text:style-name="P20">it does not fit in the crud. </text:p>
      <text:p text:style-name="P20"/>
      <text:p text:style-name="P21">We need get (to show register page) and post to save data for register page</text:p>
      <text:p text:style-name="P21"/>
      <text:p text:style-name="P21">we need get (to show login page) and post (to verify the email and password) <text:span text:style-name="T12">for login page </text:span></text:p>
      <text:p text:style-name="P21"/>
      <text:p text:style-name="P22">we need package we installed the day before to do validation on routes. <text:span text:style-name="T13">Which is celebrate</text:span></text:p>
      <text:p text:style-name="P22"/>
      <text:p text:style-name="P23">joi comes with celebratre because celebrate is just Joi wrapper. </text:p>
      <text:p text:style-name="P23"/>
      <text:p text:style-name="P24">Now we put validation on our route </text:p>
      <text:p text:style-name="P24"/>
      <text:p text:style-name="P24">body: {</text:p>
      <text:p text:style-name="P24">email: Joi.string().required(),</text:p>
      <text:p text:style-name="P24">password: Joi.string().require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3:56.497432184</meta:creation-date>
    <meta:generator>LibreOffice/6.0.6.2$Linux_X86_64 LibreOffice_project/00m0$Build-2</meta:generator>
    <dc:date>2018-12-13T17:04:05.563059287</dc:date>
    <meta:editing-duration>PT1H18M2S</meta:editing-duration>
    <meta:editing-cycles>14</meta:editing-cycles>
    <meta:document-statistic meta:table-count="0" meta:image-count="0" meta:object-count="0" meta:page-count="3" meta:paragraph-count="66" meta:word-count="919" meta:character-count="5305" meta:non-whitespace-character-count="4421"/>
  </office:meta>
</office:document-meta>
</file>